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386DF58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7.937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subtitle">
      <style:graphic-properties draw:fill-color="#ffffff" fo:min-height="17.93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fo:min-height="13.86cm"/>
    </style:style>
    <style:style style:name="pr8" style:family="presentation" style:parent-style-name="lyt-bluegrey-title">
      <style:graphic-properties fo:min-height="2.3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color="#e6e6ff" fo:font-size="22pt" style:font-size-asian="22pt" style:font-size-complex="22pt"/>
    </style:style>
    <style:style style:name="T2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27cm" svg:y="7.923cm" presentation:class="title" presentation:user-transformed="true">
          <draw:text-box>
            <text:p>MongoDB for developers</text:p>
          </draw:text-box>
        </draw:frame>
        <draw:frame presentation:style-name="pr2" draw:text-style-name="P1" draw:layer="layout" svg:width="25.199cm" svg:height="17.937cm" svg:x="1.4cm" svg:y="0.837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4" draw:layer="layout" svg:width="25.199cm" svg:height="17.936cm" svg:x="1.4cm" svg:y="0.837cm" presentation:class="subtitle">
          <draw:text-box>
            <text:p text:style-name="P3">Part III: MongoDB database</text:p>
            <text:p text:style-name="P3">Estimated time: 3 hour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ing databas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hanging and creating dbs:</text:p>
              </text:list-item>
            </text:list>
            <text:list text:style-name="L3">
              <text:list-item>
                <text:list>
                  <text:list-item>
                    <text:p>use &lt;db&gt;</text:p>
                  </text:list-item>
                  <text:list-item>
                    <text:p>Lazy creation</text:p>
                  </text:list-item>
                  <text:list-item>
                    <text:p>show dbs</text:p>
                  </text:list-item>
                  <text:list-item>
                    <text:p>db.dropDatabas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8" draw:layer="layout" svg:width="25.199cm" svg:height="2.338cm" svg:x="1.4cm" svg:y="0.837cm" presentation:class="title" presentation:user-transformed="true">
          <draw:text-box>
            <text:p>Collections</text:p>
          </draw:text-box>
        </draw:frame>
        <draw:frame presentation:style-name="pr7" draw:layer="layout" svg:width="26.67cm" svg:height="15.141cm" svg:x="0.635cm" svg:y="3.676cm" presentation:class="outline" presentation:user-transformed="true">
          <draw:text-box>
            <text:list text:style-name="L2">
              <text:list-item>
                <text:p>Group of documents in the same db (tables)</text:p>
              </text:list-item>
              <text:list-item>
                <text:p>Collections are created on demand</text:p>
              </text:list-item>
              <text:list-item>
                <text:p>Capped collections:</text:p>
              </text:list-item>
            </text:list>
            <text:list text:style-name="L3">
              <text:list-item>
                <text:list>
                  <text:list-item>
                    <text:p><text:span text:style-name="T1">Performance improved</text:span></text:p>
                  </text:list-item>
                  <text:list-item>
                    <text:p><text:span text:style-name="T1">Sorted as inserted</text:span></text:p>
                  </text:list-item>
                  <text:list-item>
                    <text:p><text:span text:style-name="T1">db.createCollection("col", {capped:true, size:1000000})</text:span></text:p>
                  </text:list-item>
                  <text:list-item>
                    <text:p><text:span text:style-name="T1">db.createCollection("col", {capped:true, size:1000000, max;10})</text:span></text:p>
                  </text:list-item>
                </text:list>
              </text:list-item>
            </text:list>
            <text:list text:style-name="L2">
              <text:list-item>
                <text:p>Rename collections:</text:p>
              </text:list-item>
            </text:list>
            <text:list text:style-name="L3">
              <text:list-item>
                <text:list>
                  <text:list-item>
                    <text:p><text:span text:style-name="T2">db.oldname.renameCollection("newname")</text:span></text:p>
                  </text:list-item>
                  <text:list-item>
                    <text:p><text:span text:style-name="T2">db.runCommand( { renameCollection: "mydb.oldname", to: "mydb.newname"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ore collections instead of big collections improve performance.</text:p>
              </text:list-item>
              <text:list-item>
                <text:p>Each ns has a limit of 2Gb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cers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3-06T22:20:24</meta:creation-date>
    <dc:language>fi-FI</dc:language>
    <meta:editing-cycles>35</meta:editing-cycles>
    <meta:editing-duration>PT8H17S</meta:editing-duration>
    <meta:initial-creator>cross </meta:initial-creator>
    <dc:date>2012-03-22T19:28:25</dc:date>
    <dc:creator>Cross </dc:creator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